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position="0% 100%" style:font-name="Century Schoolbook L" fo:font-size="22pt" officeooo:rsid="000eb9c3" officeooo:paragraph-rsid="000eb9c3" style:font-size-asian="22pt" style:font-size-complex="22pt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23pt" officeooo:rsid="000cdcb3" officeooo:paragraph-rsid="000cdcb3" style:font-size-asian="23pt" style:font-size-complex="23pt"/>
    </style:style>
    <style:style style:name="P3" style:family="paragraph" style:parent-style-name="Standard">
      <style:paragraph-properties fo:text-align="center" style:justify-single-word="false"/>
      <style:text-properties style:font-name="Century Schoolbook L" fo:font-size="23pt" officeooo:rsid="000ef10c" officeooo:paragraph-rsid="000ef10c" style:font-size-asian="20.1000003814697pt" style:font-size-complex="23pt"/>
    </style:style>
    <style:style style:name="P4" style:family="paragraph" style:parent-style-name="Standard">
      <style:paragraph-properties fo:text-align="start" style:justify-single-word="false"/>
      <style:text-properties style:font-name="Century Schoolbook L" fo:font-size="23pt" officeooo:rsid="000ef10c" officeooo:paragraph-rsid="000ef10c" style:font-size-asian="20.1000003814697pt" style:font-size-complex="23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Century Schoolbook L" officeooo:rsid="000cdcb3" officeooo:paragraph-rsid="000cdcb3"/>
    </style:style>
    <style:style style:name="P6" style:family="paragraph" style:parent-style-name="Standard">
      <style:paragraph-properties fo:text-align="start" style:justify-single-word="false"/>
      <style:text-properties style:font-name="Century Schoolbook L" officeooo:rsid="000cdcb3" officeooo:paragraph-rsid="000cdcb3"/>
    </style:style>
    <style:style style:name="P7" style:family="paragraph" style:parent-style-name="Standard">
      <style:paragraph-properties fo:text-align="start" style:justify-single-word="false"/>
      <style:text-properties style:font-name="Century Schoolbook L" officeooo:rsid="000eb9c3" officeooo:paragraph-rsid="000eb9c3"/>
    </style:style>
    <style:style style:name="P8" style:family="paragraph" style:parent-style-name="Standard" style:list-style-name="L3">
      <style:paragraph-properties fo:text-align="start" style:justify-single-word="false"/>
      <style:text-properties style:font-name="Century Schoolbook L" officeooo:rsid="000eb9c3" officeooo:paragraph-rsid="000eb9c3"/>
    </style:style>
    <style:style style:name="P9" style:family="paragraph" style:parent-style-name="Standard">
      <style:paragraph-properties fo:text-align="start" style:justify-single-word="false"/>
      <style:text-properties style:font-name="Century Schoolbook L" fo:font-size="12pt" officeooo:rsid="000ef10c" officeooo:paragraph-rsid="000ef10c" style:font-size-asian="10.5pt" style:font-size-complex="12pt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Century Schoolbook L" fo:font-size="12pt" officeooo:rsid="000ef10c" officeooo:paragraph-rsid="000ef10c" style:font-size-asian="10.5pt" style:font-size-complex="12pt"/>
    </style:style>
    <style:style style:name="T1" style:family="text">
      <style:text-properties fo:color="#ff0000" style:font-name="Courier 10 Pitch" fo:font-size="15pt" fo:background-color="#ffff00" loext:char-shading-value="0" style:font-size-asian="15pt" style:font-size-complex="15pt"/>
    </style:style>
    <style:style style:name="T2" style:family="text">
      <style:text-properties officeooo:rsid="000ef10c"/>
    </style:style>
    <style:style style:name="T3" style:family="text">
      <style:text-properties fo:font-size="12pt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balho em Equipe</text:p>
      <text:list xml:id="list610854681918012582" text:style-name="L1">
        <text:list-item>
          <text:p text:style-name="P5">Criar uma empresa</text:p>
        </text:list-item>
        <text:list-item>
          <text:p text:style-name="P5">Descrever a área de atuação e os produtos e/ou os serviços oferecidos </text:p>
        </text:list-item>
        <text:list-item>
          <text:p text:style-name="P5">Definir missão e valores da empresa</text:p>
        </text:list-item>
      </text:list>
      <text:p text:style-name="P6"/>
      <text:p text:style-name="P2">Visão</text:p>
      <text:p text:style-name="P6">Nome da empresa:</text:p>
      <text:p text:style-name="P6"><text:tab/><text:tab/><text:tab/> <text:span text:style-name="T1">CAKE-ON</text:span> </text:p>
      <text:p text:style-name="P6">Área de atuação:</text:p>
      <text:p text:style-name="P6"><text:tab/><text:tab/><text:tab/>Site especializado em vendas de bolos personalizados.</text:p>
      <text:p text:style-name="P6"/>
      <text:p text:style-name="P7"><text:tab/>O site possibilita a criação de bolo em plataforma web e o transporte do mesmo até o cliente. </text:p>
      <text:p text:style-name="P6"/>
      <text:p text:style-name="P7">Missão:</text:p>
      <text:p text:style-name="P7"><text:tab/><text:tab/>Satisfazer a vontade do cliente, suprindo gostos e necessidades.</text:p>
      <text:p text:style-name="P7"/>
      <text:p text:style-name="P7">Visão:</text:p>
      <text:p text:style-name="P7"><text:tab/><text:tab/>Ser referência na venda de alimentos personalizados.</text:p>
      <text:p text:style-name="P7"/>
      <text:p text:style-name="P7"/>
      <text:p text:style-name="P1">Valores da Empresa</text:p>
      <text:p text:style-name="P7"/>
      <text:list xml:id="list389216122071347555" text:style-name="L3">
        <text:list-item>
          <text:p text:style-name="P8">Qualidade</text:p>
        </text:list-item>
        <text:list-item>
          <text:p text:style-name="P8">Respo<text:span text:style-name="T2">n</text:span>sabilidade</text:p>
        </text:list-item>
        <text:list-item>
          <text:p text:style-name="P8">Eficiência</text:p>
        </text:list-item>
        <text:list-item>
          <text:p text:style-name="P8">Honestidade</text:p>
        </text:list-item>
        <text:list-item>
          <text:p text:style-name="P8">Etica</text:p>
        </text:list-item>
        <text:list-item>
          <text:p text:style-name="P8">Flexibilidade</text:p>
        </text:list-item>
      </text:list>
      <text:p text:style-name="P7"/>
      <text:p text:style-name="P7"/>
      <text:p text:style-name="P3">Setor Financeiro</text:p>
      <text:p text:style-name="P4"><text:span text:style-name="T3">Tipo da empresa:</text:span></text:p>
      <text:p text:style-name="P4"><text:span text:style-name="T3"><text:tab/><text:tab/><text:tab/>Microempresa</text:span></text:p>
      <text:p text:style-name="P4"><text:span text:style-name="T3"><text:tab/></text:span></text:p>
      <text:p text:style-name="P9">Como realizar as ações necessárias:</text:p>
      <text:list xml:id="list4429358994378324957" text:style-name="L5">
        <text:list-item>
          <text:p text:style-name="P10">Divulgação através de anuncios Web</text:p>
        </text:list-item>
        <text:list-item>
          <text:p text:style-name="P10">Planfetos</text:p>
        </text:list-item>
        <text:list-item>
          <text:p text:style-name="P10">Exposição em locais públicos com degustação</text:p>
        </text:list-item>
        <text:list-item>
          <text:p text:style-name="P10">Facebook e redes sociais</text:p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04:38:22.829609147</meta:creation-date>
    <dc:date>2015-07-12T05:27:10.935982494</dc:date>
    <meta:editing-duration>PT3M13S</meta:editing-duration>
    <meta:editing-cycles>1</meta:editing-cycles>
    <meta:document-statistic meta:table-count="0" meta:image-count="0" meta:object-count="0" meta:page-count="1" meta:paragraph-count="30" meta:word-count="124" meta:character-count="761" meta:non-whitespace-character-count="660"/>
    <meta:generator>LibreOffice/4.4.2.2$Linux_x86 LibreOffice_project/40m0$Build-2</meta:generator>
  </office:meta>
</office:document-meta>
</file>